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LiquidCrystal595.h&gt;</text:p>
      <text:p text:style-name="Standard">LiquidCrystal595 lcd(3,4,5);</text:p>
      <text:p text:style-name="Standard">#include &lt;SPI.h&gt;</text:p>
      <text:p text:style-name="Standard">#include &lt;Mirf.h&gt;</text:p>
      <text:p text:style-name="Standard">#include &lt;nRF24L01.h&gt;</text:p>
      <text:p text:style-name="Standard">#include &lt;MirfHardwareSpiDriver.h&gt;</text:p>
      <text:p text:style-name="Standard">unsigned long dataBuffer;</text:p>
      <text:p text:style-name="Standard">int ledPin = 10;</text:p>
      <text:p text:style-name="Standard">void setup(){</text:p>
      <text:p text:style-name="Standard"><text:s text:c="2"/>lcd.begin(16,2);</text:p>
      <text:p text:style-name="Standard"><text:s text:c="2"/>printBootScreen();</text:p>
      <text:p text:style-name="Standard"><text:s text:c="2"/>Mirf.cePin = 8; <text:s/></text:p>
      <text:p text:style-name="Standard"><text:s text:c="2"/>Mirf.csnPin = 9; <text:s/></text:p>
      <text:p text:style-name="Standard"><text:s text:c="2"/>Mirf.spi = &amp;MirfHardwareSpi;</text:p>
      <text:p text:style-name="Standard"><text:s text:c="2"/>Mirf.init();</text:p>
      <text:p text:style-name="Standard"><text:s text:c="2"/>Mirf.configRegister(RF_SETUP,0x26);//250 Kbps</text:p>
      <text:p text:style-name="Standard"><text:s text:c="2"/>Mirf.setRADDR((byte *)"NODE0");</text:p>
      <text:p text:style-name="Standard"><text:s text:c="2"/>Mirf.setTADDR((byte *)"NODE1");</text:p>
      <text:p text:style-name="Standard"><text:s text:c="2"/>Mirf.payload =sizeof(dataBuffer);</text:p>
      <text:p text:style-name="Standard"><text:s text:c="2"/>Mirf.config();</text:p>
      <text:p text:style-name="Standard"><text:s text:c="2"/>// Mirf.channel=83;</text:p>
      <text:p text:style-name="Standard"><text:s text:c="2"/>Serial.begin(9600);</text:p>
      <text:p text:style-name="Standard"><text:s text:c="2"/>pinMode(ledPin,OUTPUT);</text:p>
      <text:p text:style-name="Standard"><text:s/>}</text:p>
      <text:p text:style-name="Standard">void loop(){</text:p>
      <text:p text:style-name="Standard"><text:s/>while(Mirf.dataReady()){</text:p>
      <text:p text:style-name="Standard"><text:s text:c="3"/>Mirf.getData((byte *) &amp;dataBuffer);</text:p>
      <text:p text:style-name="Standard"><text:s text:c="3"/>Serial.println(dataBuffer);</text:p>
      <text:p text:style-name="Standard"><text:s text:c="3"/>printCountData();</text:p>
      <text:p text:style-name="Standard"><text:s text:c="2"/>}</text:p>
      <text:p text:style-name="Standard"><text:s/>delay(1);</text:p>
      <text:p text:style-name="Standard">}</text:p>
      <text:p text:style-name="Standard"/>
      <text:p text:style-name="Standard">void printBootScreen()</text:p>
      <text:p text:style-name="Standard">{</text:p>
      <text:p text:style-name="Standard"><text:s text:c="2"/>lcd.setCursor(0,0);</text:p>
      <text:p text:style-name="Standard"><text:s text:c="2"/>lcd.print(" ILP Innovations ");</text:p>
      <text:p text:style-name="Standard"><text:s text:c="2"/>lcd.setCursor(0,1);</text:p>
      <text:p text:style-name="Standard"><text:s text:c="2"/>lcd.print(" Initilazing ... ");</text:p>
      <text:p text:style-name="Standard"><text:s text:c="2"/>delay(500);</text:p>
      <text:p text:style-name="Standard"><text:s text:c="2"/>lcd.clear();</text:p>
      <text:p text:style-name="Standard">}</text:p>
      <text:p text:style-name="Standard">void printCountData()</text:p>
      <text:p text:style-name="Standard">{ </text:p>
      <text:p text:style-name="Standard"><text:s text:c="2"/>lcd.clear();</text:p>
      <text:p text:style-name="Standard"><text:s text:c="2"/>lcd.setCursor(0,0);</text:p>
      <text:p text:style-name="Standard"><text:s text:c="2"/>lcd.print(" ILP Innovations ");</text:p>
      <text:p text:style-name="Standard"><text:s text:c="2"/>lcd.setCursor(0,1);</text:p>
      <text:p text:style-name="Standard"><text:s text:c="2"/>String line2 = "CAR "+String(dataBuffer);</text:p>
      <text:p text:style-name="Standard"><text:s text:c="2"/>lcd.print(line2)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S</meta:editing-duration>
    <meta:editing-cycles>3</meta:editing-cycles>
    <meta:generator>OpenOffice.org/3.4$Win32 OpenOffice.org_project/340m1$Build-9590</meta:generator>
    <dc:date>2016-09-29T17:57:57.22</dc:date>
    <meta:document-statistic meta:table-count="0" meta:image-count="0" meta:object-count="0" meta:page-count="1" meta:paragraph-count="50" meta:word-count="91" meta:character-count="1026"/>
    <meta:user-defined meta:name="Info 1"/>
    <meta:user-defined meta:name="Info 2"/>
    <meta:user-defined meta:name="Info 3"/>
    <meta:user-defined meta:name="Info 4"/>
  </office:meta>
</office:document-meta>
</file>